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Monaco" svg:font-family="Monaco, 'DejaVu Sans Mono', 'Courier New', monospace"/>
    <style:font-face style:name="inherit" svg:font-family="inherit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" svg:font-family="Cambria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mbria" fo:font-size="18pt" style:font-size-asian="18pt" style:font-size-complex="18pt"/>
    </style:style>
    <style:style style:name="P2" style:family="paragraph" style:parent-style-name="Standard">
      <style:text-properties style:font-name="Cambri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text-properties style:font-name="Cambria" fo:font-size="36pt" style:font-size-asian="36pt" style:font-size-complex="36pt"/>
    </style:style>
    <style:style style:name="P4" style:family="paragraph" style:parent-style-name="Standard">
      <style:text-properties style:font-name="Cambri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5" style:family="paragraph" style:parent-style-name="Standard">
      <style:text-properties style:font-name="Cambria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text-properties style:font-name="Cambria"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it/GitHub Commands</text:p>
      <text:p text:style-name="P1"/>
      <text:p text:style-name="P1"/>
      <text:p text:style-name="P2">Initializing a new repository based on an existing folder:</text:p>
      <text:p text:style-name="P2"/>
      <text:p text:style-name="P5">Step 1: initialize the project (execute the command in the folder) </text:p>
      <text:p text:style-name="P5">git init</text:p>
      <text:p text:style-name="P5"/>
      <text:p text:style-name="P5">Step 2: <text:s/></text:p>
      <text:p text:style-name="P5">Create the corresponding repository in the GigHub. Copy URL of the repository like (https://github.com/palych-piter/kabachki.spb.ru.git)</text:p>
      <text:p text:style-name="P5"/>
      <text:p text:style-name="P5">Step 3: <text:s/>Set new remote </text:p>
      <text:p text:style-name="P5">git remote add origin &lt;URL&gt;</text:p>
      <text:p text:style-name="P5"/>
      <text:p text:style-name="P5">Step 4: Verify the new remote</text:p>
      <text:p text:style-name="P5">git remote -v</text:p>
      <text:p text:style-name="P2"/>
      <text:p text:style-name="P2"/>
      <text:p text:style-name="P2">Making changes:</text:p>
      <text:p text:style-name="P1"/>
      <text:p text:style-name="P1">Step 1 : Adding new files under version control</text:p>
      <text:p text:style-name="P1">git add *.ps1 </text:p>
      <text:p text:style-name="P1"/>
      <text:p text:style-name="P1">Step 2: Changing files</text:p>
      <text:p text:style-name="P1"/>
      <text:p text:style-name="P1">Step 3: Creating local commits </text:p>
      <text:p text:style-name="P1">git commit <text:s/>-m 'comments for a commit'</text:p>
      <text:p text:style-name="P1"/>
      <text:p text:style-name="P1">Step 4: Pushing changes into the repository</text:p>
      <text:p text:style-name="P1"><text:soft-page-break/>git push origin master</text:p>
      <text:p text:style-name="P1"/>
      <text:p text:style-name="P2">Reverting changes:</text:p>
      <text:p text:style-name="P2"/>
      <text:p text:style-name="P1">Step 1 : Adding necessary files under version control</text:p>
      <text:p text:style-name="P1">git add *.ps1 </text:p>
      <text:p text:style-name="P1"/>
      <text:p text:style-name="P1">Step 2: Revering certain file or directory</text:p>
      <text:p text:style-name="P1">git checkout &lt;nameof file&gt; (or &lt;name of directory&gt;)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Monaco" svg:font-family="Monaco, 'DejaVu Sans Mono', 'Courier New', monospace"/>
    <style:font-face style:name="inherit" svg:font-family="inherit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" svg:font-family="Cambria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y Bespalov</meta:initial-creator>
    <meta:creation-date>2015-08-29T15:07:08.31</meta:creation-date>
    <dc:date>2015-09-06T19:28:57.85</dc:date>
    <dc:creator>Andrey Bespalov</dc:creator>
    <meta:editing-duration>PT30M38S</meta:editing-duration>
    <meta:editing-cycles>6</meta:editing-cycles>
    <meta:generator>OpenOffice/4.1.1$Win32 OpenOffice.org_project/411m6$Build-9775</meta:generator>
    <meta:document-statistic meta:table-count="0" meta:image-count="0" meta:object-count="0" meta:page-count="2" meta:paragraph-count="23" meta:word-count="129" meta:character-count="800"/>
  </office:meta>
</office:document-meta>
</file>